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ulia Beurisno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4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London</text:p>
      <text:p text:style-name="P5">State<text:tab/><text:tab/><text:tab/><text:tab/><text:tab/><text:tab/></text:p>
      <text:p text:style-name="P5">Country<text:tab/><text:tab/><text:tab/><text:tab/><text:tab/>England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London/</text:p>
      <text:p text:style-name="P3">28 Formosa Street/</text:p>
      <text:p text:style-name="P3">Maida Vales/</text:p>
      <text:p text:style-name="P3">14th May[/ inserted by author]93./</text:p>
      <text:p text:style-name="P2">Dear &amp; Respected Mr Morais/</text:p>
      <text:p text:style-name="P2"><text:tab/>Having learned on perusal/ of yesterday's Jewish Chronicle, that/ you had recently completed your/ 70th year, I deem my duty while/ feeling it also a pleasure, to convey/ to you in the conjoint names of my/ sister &amp; self our sincere congratulations/ on the occasion, with best wishes/ for your health &amp; long life to/ continue in the Sacred Office which/ you have so long &amp; honorably filled./</text:p>
      <text:p text:style-name="P2"><text:tab/>Though very many years have/ </text:p>
      <text:p text:style-name="P2"/>
      <text:p text:style-name="P2">[Page 2]</text:p>
      <text:p text:style-name="P2">elapsed since we both received/ instruction from you in our Sacred/ Tongue, &amp; I in your beautiful/ <text:soft-page-break/>native language, yet neither have/ been forgotten by us, but have/ proved most useful, &amp; been often/ reimparted to our own pupils./ <text:s/>You will doubtless have learned/ long ere this of the demise of our/ much loved &amp; lamented Aunt,/ Mrs. Solomon Almosnino. P. I. H. S./ which took place just a year ago,/ &amp; which to us was a severe loss, as/ she was our last surviving/ relative on earth; &amp; though/</text:p>
      <text:p text:style-name="P2"/>
      <text:p text:style-name="P2">[Page 3]</text:p>
      <text:p text:style-name="P2">she had attained her 84th year yet/ she was bright &amp; active to the last./ <text:s/>We can but be grateful for God's/ mercy in sparing her to so ripe/ an age, though we miss her/ greatly as you may imagine./ <text:s/>My Sister writes with me in kind/ regards wishing you a pleasant [Hebrew]/ &amp; many happy returns of the Season/ surrounded by all dear to you, &amp;/ Believe me always/ Your grateful old pupil/ Julia Beurisno/ </text:p>
      <text:p text:style-name="P2">P. S. Leggo aleune volte "Il Canzornere"/ di Petrarca, ch'ella mi ha dato nell'/ amo 1851 come regalo e recordo avante di partire/ di sondra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1:38:03.34</meta:creation-date>
    <meta:document-statistic meta:table-count="0" meta:image-count="0" meta:object-count="0" meta:page-count="3" meta:paragraph-count="73" meta:word-count="449" meta:character-count="2841"/>
    <dc:date>2011-12-14T11:52:38.99</dc:date>
    <dc:creator>Penn Libraries</dc:creator>
    <meta:editing-duration>PT00H14M35S</meta:editing-duration>
    <meta:editing-cycles>1</meta:editing-cycles>
    <meta:generator>OpenOffice.org/3.2$Win32 OpenOffice.org_project/320m12$Build-9483</meta:generator>
  </office:meta>
</office:document-meta>
</file>